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bf9ae" officeooo:paragraph-rsid="001bf9ae"/>
    </style:style>
    <style:style style:name="P2" style:family="paragraph" style:parent-style-name="Text_20_body" style:list-style-name="L1">
      <style:text-properties officeooo:rsid="001bf9ae" officeooo:paragraph-rsid="001bf9a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1bf9ae" officeooo:paragraph-rsid="001bf9ae" style:font-weight-asian="bold" style:font-weight-complex="bold"/>
    </style:style>
    <style:style style:name="P5" style:family="paragraph" style:parent-style-name="Text_20_body" style:list-style-name="L2">
      <style:text-properties fo:font-weight="normal" officeooo:rsid="001bf9ae" officeooo:paragraph-rsid="001bf9ae" style:font-weight-asian="normal" style:font-weight-complex="normal"/>
    </style:style>
    <style:style style:name="P6" style:family="paragraph" style:parent-style-name="Text_20_body">
      <style:text-properties fo:font-weight="normal" officeooo:rsid="001bf9ae" officeooo:paragraph-rsid="001bf9ae" style:font-weight-asian="normal" style:font-weight-complex="normal"/>
    </style:style>
    <style:style style:name="P7" style:family="paragraph" style:parent-style-name="Text_20_body" style:list-style-name="L3">
      <style:text-properties fo:font-weight="normal" officeooo:rsid="001bf9ae" officeooo:paragraph-rsid="001bf9ae" style:font-weight-asian="normal" style:font-weight-complex="normal"/>
    </style:style>
    <style:style style:name="P8" style:family="paragraph" style:parent-style-name="Heading_20_1">
      <style:paragraph-properties fo:break-before="page"/>
      <style:text-properties officeooo:rsid="001bf9ae" officeooo:paragraph-rsid="001bf9ae"/>
    </style:style>
    <style:style style:name="P9" style:family="paragraph" style:parent-style-name="Title">
      <style:text-properties officeooo:rsid="001bf9ae" officeooo:paragraph-rsid="001bf9ae"/>
    </style:style>
    <style:style style:name="P10" style:family="paragraph" style:parent-style-name="Subtitle">
      <style:text-properties officeooo:paragraph-rsid="001bf9ae"/>
    </style:style>
    <style:style style:name="T1" style:family="text">
      <style:text-properties officeooo:rsid="001bf9a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bf9ae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bf9ae" style:font-style-asian="normal" style:font-weight-asian="normal" style:font-style-complex="normal" style:font-weight-complex="normal"/>
    </style:style>
    <style:style style:name="T8" style:family="text">
      <style:text-properties officeooo:rsid="001d1d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bcterm v0.1</text:p>
      <text:p text:style-name="P10"><text:span text:style-name="T8">Project Journal</text:span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">Copyright © 2014 by Robert T. Adams<text:line-break/>All rights reserved.</text:span></text:p>
      <text:h text:style-name="P8" text:outline-level="1">Project Journal</text:h>
      <text:h text:style-name="Heading_20_2" text:outline-level="2">2014-07-28 18:38</text:h>
      <text:p text:style-name="P1">I have written three basic classes which are in their very early stages of development: the <text:span text:style-name="T3">terminal</text:span><text:span text:style-name="T6">, the </text:span><text:span text:style-name="T3">window</text:span><text:span text:style-name="T6">, and the </text:span><text:span text:style-name="T3">cursor</text:span><text:span text:style-name="T6"> classes.</text:span></text:p>
      <text:p text:style-name="P3"><text:span text:style-name="T4">Terminal </text:span><text:span text:style-name="T5">class</text:span></text:p>
      <text:list xml:id="list1972384857346756475" text:style-name="L1">
        <text:list-item>
          <text:p text:style-name="P2"><text:span text:style-name="T6">Responsible for initializing the TTY modes and managing application-wide state.</text:span></text:p>
        </text:list-item>
      </text:list>
      <text:p text:style-name="P4"><text:span text:style-name="T4">Window class</text:span></text:p>
      <text:list xml:id="list4168404799278881227" text:style-name="L2">
        <text:list-item>
          <text:p text:style-name="P5"><text:span text:style-name="T4">Defines a rectangular region on the screen.</text:span></text:p>
        </text:list-item>
        <text:list-item>
          <text:p text:style-name="P5"><text:span text:style-name="T4">Provides simple drawing operations for filling, erasing, and scrolling the rectangular region.</text:span></text:p>
        </text:list-item>
        <text:list-item>
          <text:p text:style-name="P5"><text:span text:style-name="T4">Does </text:span><text:span text:style-name="T2">not</text:span><text:span text:style-name="T4"> provide text printing operations.</text:span></text:p>
        </text:list-item>
        <text:list-item>
          <text:p text:style-name="P5"><text:span text:style-name="T4">A window may not be created without a parent terminal.</text:span></text:p>
        </text:list-item>
      </text:list>
      <text:p text:style-name="P4"><text:span text:style-name="T4">Cursor class</text:span></text:p>
      <text:list xml:id="list8735069309453428042" text:style-name="L3">
        <text:list-item>
          <text:p text:style-name="P7"><text:span text:style-name="T4">Provides text printing operations, color, drawing, and movement.</text:span></text:p>
        </text:list-item>
        <text:list-item>
          <text:p text:style-name="P7"><text:span text:style-name="T4">Printing is restricted to the cursor's parent window; a cursor may not be created without an parent window.</text:span></text:p>
        </text:list-item>
      </text:list>
      <text:p text:style-name="P6"><text:span text:style-name="T4"/></text:p>
      <text:p text:style-name="P1"><text:span text:style-name="T6"/></text:p>
      <text:p text:style-name="P1"><text:span text:style-name="T7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8:31:19.220172363</meta:creation-date>
    <dc:date>2014-07-28T18:48:52.107022666</dc:date>
    <meta:editing-duration>PT37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16" meta:word-count="125" meta:character-count="781" meta:non-whitespace-character-count="678"/>
  </office:meta>
</office:document-meta>
</file>